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_B_exp32</text:p>
          </table:table-cell>
          <table:table-cell office:value-type="string" calcext:value-type="string">
            <text:p>10_B.v1.l1.ds0.l_combo0.ds_combo1.idays30.odays1</text:p>
          </table:table-cell>
          <table:table-cell office:value-type="float" office:value="0.957446813583374" calcext:value-type="float">
            <text:p>0.9574468135833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]/[.G2]" office:value-type="float" office:value="0.0666666666666667" calcext:value-type="float">
            <text:p>0.066666666666667</text:p>
          </table:table-cell>
          <table:table-cell table:formula="of:=[.H2]*[.D2]" office:value-type="float" office:value="0.0638297875722249" calcext:value-type="float">
            <text:p>0.063829787572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_B_exp32</text:p>
          </table:table-cell>
          <table:table-cell office:value-type="string" calcext:value-type="string">
            <text:p>10_B.v1.l1.ds0.l_combo1.ds_combo1.idays30.odays7</text:p>
          </table:table-cell>
          <table:table-cell office:value-type="float" office:value="0.947619020938873" calcext:value-type="float">
            <text:p>0.9476190209388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3]/[.G3]" office:value-type="float" office:value="0.0666666666666667" calcext:value-type="float">
            <text:p>0.066666666666667</text:p>
          </table:table-cell>
          <table:table-cell table:formula="of:=[.H3]*[.D3]" office:value-type="float" office:value="0.0631746013959249" calcext:value-type="float">
            <text:p>0.063174601395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2.ds_combo1.idays60.odays7</text:p>
          </table:table-cell>
          <table:table-cell office:value-type="float" office:value="0.954585552215576" calcext:value-type="float">
            <text:p>0.9545855522155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4]/[.G4]" office:value-type="float" office:value="0.0666666666666667" calcext:value-type="float">
            <text:p>0.066666666666667</text:p>
          </table:table-cell>
          <table:table-cell table:formula="of:=[.H4]*[.D4]" office:value-type="float" office:value="0.0636390368143718" calcext:value-type="float">
            <text:p>0.063639036814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3.ds_combo1.idays60.odays1</text:p>
          </table:table-cell>
          <table:table-cell office:value-type="float" office:value="0.934523820877075" calcext:value-type="float">
            <text:p>0.9345238208770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5]/[.G5]" office:value-type="float" office:value="0.0666666666666667" calcext:value-type="float">
            <text:p>0.066666666666667</text:p>
          </table:table-cell>
          <table:table-cell table:formula="of:=[.H5]*[.D5]" office:value-type="float" office:value="0.0623015880584717" calcext:value-type="float">
            <text:p>0.062301588058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4.ds_combo1.idays30.odays7</text:p>
          </table:table-cell>
          <table:table-cell office:value-type="float" office:value="0.921386301517487" calcext:value-type="float">
            <text:p>0.92138630151748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6]/[.G6]" office:value-type="float" office:value="0.0666666666666667" calcext:value-type="float">
            <text:p>0.066666666666667</text:p>
          </table:table-cell>
          <table:table-cell table:formula="of:=[.H6]*[.D6]" office:value-type="float" office:value="0.0614257534344991" calcext:value-type="float">
            <text:p>0.061425753434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_B_exp8</text:p>
          </table:table-cell>
          <table:table-cell office:value-type="string" calcext:value-type="string">
            <text:p>10_B.v1.l1.ds0.l_combo5.ds_combo1.idays30.odays1</text:p>
          </table:table-cell>
          <table:table-cell office:value-type="float" office:value="0.955752193927765" calcext:value-type="float">
            <text:p>0.9557521939277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7]/[.G7]" office:value-type="float" office:value="0.0666666666666667" calcext:value-type="float">
            <text:p>0.066666666666667</text:p>
          </table:table-cell>
          <table:table-cell table:formula="of:=[.H7]*[.D7]" office:value-type="float" office:value="0.0637168129285177" calcext:value-type="float">
            <text:p>0.063716812928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_M_exp64</text:p>
          </table:table-cell>
          <table:table-cell office:value-type="string" calcext:value-type="string">
            <text:p>10_M.v1.l1.ds0.l_combo6.ds_combo1.idays60.odays7</text:p>
          </table:table-cell>
          <table:table-cell office:value-type="float" office:value="0.934098660945892" calcext:value-type="float">
            <text:p>0.9340986609458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8]/[.G8]" office:value-type="float" office:value="0.0666666666666667" calcext:value-type="float">
            <text:p>0.066666666666667</text:p>
          </table:table-cell>
          <table:table-cell table:formula="of:=[.H8]*[.D8]" office:value-type="float" office:value="0.0622732440630595" calcext:value-type="float">
            <text:p>0.06227324406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_B_exp32</text:p>
          </table:table-cell>
          <table:table-cell office:value-type="string" calcext:value-type="string">
            <text:p>10_B.v1.l1.ds0.l_combo7.ds_combo1.idays30.odays1</text:p>
          </table:table-cell>
          <table:table-cell office:value-type="float" office:value="0.923954367637634" calcext:value-type="float">
            <text:p>0.9239543676376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9]/[.G9]" office:value-type="float" office:value="0.0666666666666667" calcext:value-type="float">
            <text:p>0.066666666666667</text:p>
          </table:table-cell>
          <table:table-cell table:formula="of:=[.H9]*[.D9]" office:value-type="float" office:value="0.061596957842509" calcext:value-type="float">
            <text:p>0.061596957842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8.ds_combo1.idays60.odays7</text:p>
          </table:table-cell>
          <table:table-cell office:value-type="float" office:value="0.936631441116333" calcext:value-type="float">
            <text:p>0.9366314411163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0]/[.G10]" office:value-type="float" office:value="0.0666666666666667" calcext:value-type="float">
            <text:p>0.066666666666667</text:p>
          </table:table-cell>
          <table:table-cell table:formula="of:=[.H10]*[.D10]" office:value-type="float" office:value="0.0624420960744222" calcext:value-type="float">
            <text:p>0.0624420960744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9.ds_combo1.idays30.odays7</text:p>
          </table:table-cell>
          <table:table-cell office:value-type="float" office:value="0.913690447807312" calcext:value-type="float">
            <text:p>0.9136904478073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1]/[.G11]" office:value-type="float" office:value="0.0666666666666667" calcext:value-type="float">
            <text:p>0.066666666666667</text:p>
          </table:table-cell>
          <table:table-cell table:formula="of:=[.H11]*[.D11]" office:value-type="float" office:value="0.0609126965204875" calcext:value-type="float">
            <text:p>0.060912696520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10.ds_combo1.idays30.odays7</text:p>
          </table:table-cell>
          <table:table-cell office:value-type="float" office:value="0.914701819419861" calcext:value-type="float">
            <text:p>0.9147018194198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2]/[.G12]" office:value-type="float" office:value="0.0666666666666667" calcext:value-type="float">
            <text:p>0.066666666666667</text:p>
          </table:table-cell>
          <table:table-cell table:formula="of:=[.H12]*[.D12]" office:value-type="float" office:value="0.0609801212946574" calcext:value-type="float">
            <text:p>0.0609801212946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11.ds_combo1.idays30.odays7</text:p>
          </table:table-cell>
          <table:table-cell office:value-type="float" office:value="0.926045000553131" calcext:value-type="float">
            <text:p>0.9260450005531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3]/[.G13]" office:value-type="float" office:value="0.0666666666666667" calcext:value-type="float">
            <text:p>0.066666666666667</text:p>
          </table:table-cell>
          <table:table-cell table:formula="of:=[.H13]*[.D13]" office:value-type="float" office:value="0.0617363333702088" calcext:value-type="float">
            <text:p>0.061736333370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_B_exp8</text:p>
          </table:table-cell>
          <table:table-cell office:value-type="string" calcext:value-type="string">
            <text:p>10_B.v1.l1.ds0.l_combo12.ds_combo1.idays30.odays1</text:p>
          </table:table-cell>
          <table:table-cell office:value-type="float" office:value="0.938053071498871" calcext:value-type="float">
            <text:p>0.9380530714988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4]/[.G14]" office:value-type="float" office:value="0.0666666666666667" calcext:value-type="float">
            <text:p>0.066666666666667</text:p>
          </table:table-cell>
          <table:table-cell table:formula="of:=[.H14]*[.D14]" office:value-type="float" office:value="0.0625368714332581" calcext:value-type="float">
            <text:p>0.062536871433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13.ds_combo1.idays30.odays7</text:p>
          </table:table-cell>
          <table:table-cell office:value-type="float" office:value="0.931107342243195" calcext:value-type="float">
            <text:p>0.93110734224319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5]/[.G15]" office:value-type="float" office:value="0.0666666666666667" calcext:value-type="float">
            <text:p>0.066666666666667</text:p>
          </table:table-cell>
          <table:table-cell table:formula="of:=[.H15]*[.D15]" office:value-type="float" office:value="0.062073822816213" calcext:value-type="float">
            <text:p>0.0620738228162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_B_exp64</text:p>
          </table:table-cell>
          <table:table-cell office:value-type="string" calcext:value-type="string">
            <text:p>10_B.v1.l1.ds0.l_combo14.ds_combo1.idays30.odays7</text:p>
          </table:table-cell>
          <table:table-cell office:value-type="float" office:value="0.929416716098785" calcext:value-type="float">
            <text:p>0.9294167160987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6]/[.G16]" office:value-type="float" office:value="0.0666666666666667" calcext:value-type="float">
            <text:p>0.066666666666667</text:p>
          </table:table-cell>
          <table:table-cell table:formula="of:=[.H16]*[.D16]" office:value-type="float" office:value="0.0619611144065857" calcext:value-type="float">
            <text:p>0.0619611144065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:.F16])" office:value-type="float" office:value="15" calcext:value-type="float">
            <text:p>15</text:p>
          </table:table-cell>
          <table:table-cell table:number-columns-repeated="2"/>
          <table:table-cell table:formula="of:=SUM([.I2:.I16])" office:value-type="float" office:value="0.934600838025411" calcext:value-type="float">
            <text:p>0.9346008380254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16])" office:value-type="float" office:value="0.913690447807312" calcext:value-type="float">
            <text:p>0.913690447807312</text:p>
          </table:table-cell>
          <table:table-cell table:formula="of:=MAX([.D2:.D16])" office:value-type="float" office:value="0.957446813583374" calcext:value-type="float">
            <text:p>0.9574468135833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6:49:18.403935220</dc:date>
    <meta:editing-duration>PT3M6S</meta:editing-duration>
    <meta:editing-cycles>1</meta:editing-cycles>
    <meta:document-statistic meta:table-count="1" meta:cell-count="150" meta:object-count="0"/>
    <meta:generator>LibreOffice/6.0.7.3$Linux_X86_64 LibreOffice_project/00m0$Build-3</meta:generator>
  </office:meta>
</office:document-meta>
</file>